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ource" svg:font-family="source"/>
    <style:font-face style:name="source sans" svg:font-family="'source sans'" style:font-family-generic="swiss"/>
    <style:font-face style:name="source sans " svg:font-family="'source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4" style:family="graphic" style:parent-style-name="standard">
      <style:graphic-properties draw:stroke="none" draw:fill="none" fo:min-height="13.386cm"/>
    </style:style>
    <style:style style:name="gr5" style:family="graphic" style:parent-style-name="standard">
      <style:graphic-properties draw:stroke="none" draw:fill="none" fo:min-height="1.4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7" style:family="graphic" style:parent-style-name="textbodyjustfied">
      <style:graphic-properties draw:fill-color="#000000" draw:auto-grow-height="true" draw:auto-grow-width="false" fo:max-height="0cm" fo:min-height="6.35cm"/>
    </style:style>
    <style:style style:name="gr8" style:family="graphic" style:parent-style-name="standard">
      <style:graphic-properties draw:stroke="none" draw:fill="none" fo:min-height="5.897cm"/>
    </style:style>
    <style:style style:name="gr9" style:family="graphic" style:parent-style-name="standard">
      <style:graphic-properties draw:stroke="none" draw:fill="none" fo:min-height="5.48cm"/>
    </style:style>
    <style:style style:name="gr10" style:family="graphic" style:parent-style-name="standard">
      <style:graphic-properties draw:stroke="none" draw:fill="none" fo:min-height="6.627cm"/>
    </style:style>
    <style:style style:name="gr11" style:family="graphic" style:parent-style-name="standard">
      <style:graphic-properties draw:stroke="none" draw:fill="none" fo:min-height="5.761cm"/>
    </style:style>
    <style:style style:name="gr12" style:family="graphic" style:parent-style-name="standard">
      <style:graphic-properties draw:stroke="none" draw:fill="none" fo:min-height="7.8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</style:style>
    <style:style style:name="P5" style:family="paragraph">
      <style:text-properties style:font-name="Monospace" fo:font-size="12pt" style:font-name-asian="Monospace" style:font-size-asian="12pt" style:font-name-complex="Monospace" style:font-size-complex="12pt"/>
    </style:style>
    <style:style style:name="P6" style:family="paragraph">
      <style:text-properties fo:color="#000000" style:font-name="Monospace" fo:font-size="12pt" style:font-name-asian="Monospace" style:font-size-asian="12pt" style:font-name-complex="Monospace" style:font-size-complex="12pt"/>
    </style:style>
    <style:style style:name="P7" style:family="paragraph">
      <loext:graphic-properties draw:fill="none"/>
      <style:text-properties style:font-name="Monospace" fo:font-size="13pt" style:font-name-asian="Monospace" style:font-size-asian="13pt" style:font-name-complex="Monospace" style:font-size-complex="13pt"/>
    </style:style>
    <style:style style:name="P8" style:family="paragraph">
      <style:text-properties style:font-name="Monospace" fo:font-size="18pt" style:font-name-asian="Monospace" style:font-size-asian="18pt" style:font-name-complex="Monospace" style:font-size-complex="18pt"/>
    </style:style>
    <style:style style:name="P9" style:family="paragraph">
      <loext:graphic-properties draw:fill="none"/>
      <style:text-properties style:font-name="Monospace" fo:font-size="18pt" style:font-name-asian="Monospace" style:font-size-asian="18pt" style:font-name-complex="Monospace" style:font-size-complex="18pt"/>
    </style:style>
    <style:style style:name="P10" style:family="paragraph">
      <style:paragraph-properties fo:text-align="start"/>
      <style:text-properties fo:color="#111111" fo:font-size="18pt" style:font-name-asian="Monospace" style:font-size-asian="18pt" style:font-name-complex="Monospace" style:font-size-complex="18pt"/>
    </style:style>
    <style:style style:name="P11" style:family="paragraph">
      <loext:graphic-properties draw:fill-color="#000000"/>
      <style:paragraph-properties fo:text-align="start"/>
      <style:text-properties fo:color="#111111" fo:font-size="18pt" style:font-name-asian="Monospace" style:font-size-asian="18pt" style:font-name-complex="Monospace" style:font-size-complex="18pt"/>
    </style:style>
    <style:style style:name="P12" style:family="paragraph">
      <style:text-properties fo:color="#000000" style:font-name="source sans " fo:font-size="18pt" style:text-underline-style="none" style:font-name-asian="Monospace" style:font-size-asian="18pt" style:font-name-complex="Monospace" style:font-size-complex="18pt"/>
    </style:style>
    <style:style style:name="P13" style:family="paragraph">
      <loext:graphic-properties draw:fill="none"/>
      <style:text-properties fo:color="#000000" style:font-name="source sans " fo:font-size="18pt" style:text-underline-style="none" style:font-name-asian="Monospace" style:font-size-asian="18pt" style:font-name-complex="Monospace" style:font-size-complex="18pt"/>
    </style:style>
    <style:style style:name="P14" style:family="paragraph">
      <style:text-properties style:use-window-font-color="true" style:font-name="source sans" fo:font-size="16pt" fo:background-color="transparent" style:font-name-asian="Monospace" style:font-size-asian="16pt" style:font-name-complex="Monospace" style:font-size-complex="16pt"/>
    </style:style>
    <style:style style:name="P15" style:family="paragraph">
      <style:text-properties fo:color="#3f5fbf" style:font-name="Monospace" fo:font-size="12pt" style:font-name-asian="Monospace" style:font-size-asian="12pt" style:font-name-complex="Monospace" style:font-size-complex="12pt"/>
    </style:style>
    <style:style style:name="P16" style:family="paragraph">
      <loext:graphic-properties draw:fill="none"/>
      <style:text-properties style:use-window-font-color="true" style:font-name="source sans" fo:font-size="16pt" fo:background-color="transparent" style:font-name-asian="Monospace" style:font-size-asian="16pt" style:font-name-complex="Monospace" style:font-size-complex="16pt"/>
    </style:style>
    <style:style style:name="P17" style:family="paragraph">
      <style:text-properties style:font-name="Monospace" fo:font-size="14pt" style:font-name-asian="Monospace" style:font-size-asian="14pt" style:font-name-complex="Monospace" style:font-size-complex="14pt"/>
    </style:style>
    <style:style style:name="P18" style:family="paragraph">
      <style:text-properties fo:color="#000000" style:font-name="Monospace" fo:font-size="14pt" style:font-name-asian="Monospace" style:font-size-asian="14pt" style:font-name-complex="Monospace" style:font-size-complex="14pt"/>
    </style:style>
    <style:style style:name="P19" style:family="paragraph">
      <loext:graphic-properties draw:fill="none"/>
      <style:text-properties style:font-name="Monospace" fo:font-size="14pt" style:font-name-asian="Monospace" style:font-size-asian="14pt" style:font-name-complex="Monospace" style:font-size-complex="14pt"/>
    </style:style>
    <style:style style:name="P20" style:family="paragraph">
      <style:text-properties fo:color="#000000" style:font-name="Monospace" fo:font-size="18pt" style:font-name-asian="Monospace" style:font-size-asian="18pt" style:font-name-complex="Monospace" style:font-size-complex="18pt"/>
    </style:style>
    <style:style style:name="P21" style:family="paragraph">
      <style:text-properties style:font-name="Monospace" fo:font-size="16pt" style:font-name-asian="Monospace" style:font-size-asian="16pt" style:font-name-complex="Monospace" style:font-size-complex="16pt"/>
    </style:style>
    <style:style style:name="P22" style:family="paragraph">
      <style:text-properties fo:color="#000000" style:font-name="Monospace" fo:font-size="16pt" style:font-name-asian="Monospace" style:font-size-asian="16pt" style:font-name-complex="Monospace" style:font-size-complex="16pt"/>
    </style:style>
    <style:style style:name="P23" style:family="paragraph">
      <loext:graphic-properties draw:fill="none"/>
      <style:text-properties fo:color="#3f7f5f" style:font-name="Monospace" fo:font-size="16pt" style:font-name-asian="Monospace" style:font-size-asian="16pt" style:font-name-complex="Monospace" style:font-size-complex="16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0pt" style:font-size-asian="26pt" style:font-size-complex="26pt"/>
    </style:style>
    <style:style style:name="T3" style:family="text">
      <style:text-properties fo:font-size="20pt" fo:font-style="italic" style:font-size-asian="26pt" style:font-style-asian="italic" style:font-size-complex="26pt" style:font-style-complex="italic"/>
    </style:style>
    <style:style style:name="T4" style:family="text">
      <style:text-properties fo:color="#7f0055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5" style:family="text">
      <style:text-properties fo:color="#000000" style:font-name="Monospace" fo:font-size="13pt" style:font-name-asian="Monospace" style:font-size-asian="13pt" style:font-name-complex="Monospace" style:font-size-complex="13pt"/>
    </style:style>
    <style:style style:name="T6" style:family="text">
      <style:text-properties fo:color="#0000c0" style:font-name="Monospace" fo:font-size="13pt" style:font-name-asian="Monospace" style:font-size-asian="13pt" style:font-name-complex="Monospace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6a3e3e" style:font-name="Monospace" fo:font-size="13pt" style:font-name-asian="Monospace" style:font-size-asian="13pt" style:font-name-complex="Monospace" style:font-size-complex="13pt"/>
    </style:style>
    <style:style style:name="T9" style:family="text">
      <style:text-properties fo:color="#000000" style:font-name="Monospace" fo:font-size="13pt" style:text-underline-style="solid" style:text-underline-width="auto" style:text-underline-color="font-color" style:font-name-asian="Monospace" style:font-size-asian="13pt" style:font-name-complex="Monospace" style:font-size-complex="13pt"/>
    </style:style>
    <style:style style:name="T10" style:family="text">
      <style:text-properties fo:color="#0000c0" style:font-name="Monospace" fo:font-size="13pt" fo:font-style="italic" style:text-underline-style="solid" style:text-underline-width="auto" style:text-underline-color="font-color" fo:font-weight="bold" style:font-name-asian="Monospace" style:font-size-asian="13pt" style:font-style-asian="italic" style:font-weight-asian="bold" style:font-name-complex="Monospace" style:font-size-complex="13pt" style:font-style-complex="italic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f0055" style:text-outline="false" style:text-line-through-style="none" style:text-line-through-type="none" style:font-name="Monospace" fo:font-size="18pt" fo:font-style="normal" fo:text-shadow="none" style:text-underline-style="none" fo:font-weight="bold" style:letter-kerning="true" style:font-name-asian="Monospace" style:font-size-asian="18pt" style:font-weight-asian="bold" style:font-name-complex="Monospace" style:font-size-complex="18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c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111111" style:font-name="source sans" fo:font-size="18pt" style:text-underline-style="none" style:font-name-asian="Monospace" style:font-size-asian="18pt" style:font-name-complex="Monospace" style:font-size-complex="18pt"/>
    </style:style>
    <style:style style:name="T19" style:family="text">
      <style:text-properties fo:color="#111111" style:font-name="Monospace" fo:font-size="18pt" style:text-underline-style="none" style:font-name-asian="Monospace" style:font-size-asian="18pt" style:font-name-complex="Monospace" style:font-size-complex="18pt"/>
    </style:style>
    <style:style style:name="T20" style:family="text">
      <style:text-properties fo:color="#111111" fo:font-size="18pt" style:text-underline-style="none" style:font-size-asian="18pt" style:font-size-complex="18pt"/>
    </style:style>
    <style:style style:name="T21" style:family="text">
      <style:text-properties fo:color="#111111" fo:font-size="18pt" style:text-underline-style="none" fo:font-weight="bold" style:font-size-asian="18pt" style:font-weight-asian="bold" style:font-size-complex="18pt" style:font-weight-complex="bold"/>
    </style:style>
    <style:style style:name="T22" style:family="text">
      <style:text-properties fo:color="#000000" style:font-name="source sans " fo:font-size="18pt" style:text-underline-style="none" fo:font-weight="normal" style:font-size-asian="18pt" style:font-weight-asian="bold" style:font-size-complex="18pt" style:font-weight-complex="normal"/>
    </style:style>
    <style:style style:name="T23" style:family="text">
      <style:text-properties fo:color="#000000" style:font-name="source sans 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color="#000000" style:font-name="source sans " fo:font-size="18pt" style:text-underline-style="none" style:font-size-asian="18pt" style:font-size-complex="18pt"/>
    </style:style>
    <style:style style:name="T25" style:family="text">
      <style:text-properties fo:color="#000000" style:font-name="source sans " fo:font-size="18pt" style:text-underline-style="none" style:font-name-asian="Monospace" style:font-size-asian="18pt" style:font-name-complex="Monospace" style:font-size-complex="1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source sans" fo:font-size="16pt" fo:font-style="normal" fo:text-shadow="none" style:text-underline-style="none" fo:font-weight="normal" style:letter-kerning="true" fo:background-color="transparent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source sans" fo:font-size="16pt" fo:font-style="normal" fo:text-shadow="none" style:text-underline-style="none" fo:font-weight="bold" style:letter-kerning="true" fo:background-color="transparent" style:font-name-asian="Monospace" style:font-size-asian="16pt" style:font-weight-asian="bold" style:font-name-complex="Monospace" style:font-size-complex="16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source" fo:font-size="18pt" fo:font-style="normal" fo:text-shadow="none" style:text-underline-style="none" fo:font-weight="normal" style:letter-kerning="true" fo:background-color="transparent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source" fo:font-size="18pt" fo:font-style="italic" fo:text-shadow="none" style:text-underline-style="none" fo:font-weight="normal" style:letter-kerning="true" fo:background-color="transparent" style:font-name-asian="Monospace" style:font-size-asian="18pt" style:font-style-asian="italic" style:font-name-complex="Monospace" style:font-size-complex="18pt" style:font-style-complex="italic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source" fo:font-size="18pt" fo:font-style="normal" fo:text-shadow="none" style:text-underline-style="none" fo:font-weight="normal" style:letter-kerning="true" fo:background-color="transparent" style:font-name-asian="Monospace" style:font-size-asian="18pt" style:font-style-asian="normal" style:font-name-complex="Monospace" style:font-size-complex="18pt" style:font-style-complex="normal" style:text-emphasize="none" style:font-relief="none" style:text-overline-style="none" style:text-overline-color="font-color"/>
    </style:style>
    <style:style style:name="T31" style:family="text">
      <style:text-properties fo:color="#7f0055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32" style:family="text">
      <style:text-properties fo:color="#000000" style:font-name="Monospace" fo:font-size="14pt" style:font-name-asian="Monospace" style:font-size-asian="14pt" style:font-name-complex="Monospace" style:font-size-complex="14pt"/>
    </style:style>
    <style:style style:name="T33" style:family="text">
      <style:text-properties fo:color="#0000c0" style:font-name="Monospace" fo:font-size="14pt" style:font-name-asian="Monospace" style:font-size-asian="14pt" style:font-name-complex="Monospace" style:font-size-complex="14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color="#6a3e3e" style:font-name="Monospace" fo:font-size="14pt" style:font-name-asian="Monospace" style:font-size-asian="14pt" style:font-name-complex="Monospace" style:font-size-complex="14pt"/>
    </style:style>
    <style:style style:name="T36" style:family="text">
      <style:text-properties fo:color="#3f7f5f" style:font-name="Monospace" fo:font-size="14pt" style:font-name-asian="Monospace" style:font-size-asian="14pt" style:font-name-complex="Monospace" style:font-size-complex="14pt"/>
    </style:style>
    <style:style style:name="T37" style:family="text">
      <style:text-properties fo:color="#3f7f5f" style:font-name="Monospace" fo:font-size="14pt" style:text-underline-style="none" style:font-name-asian="Monospace" style:font-size-asian="14pt" style:font-name-complex="Monospace" style:font-size-complex="14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source sans" fo:font-size="16pt" fo:font-style="normal" fo:text-shadow="none" style:text-underline-style="none" fo:font-weight="normal" style:letter-kerning="true" fo:background-color="transparent" style:font-name-asian="Monospace" style:font-size-asian="16pt" style:font-weight-asian="bold" style:font-name-complex="Monospace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40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41" style:family="text">
      <style:text-properties fo:color="#0000c0" style:font-name="Monospace" fo:font-size="18pt" style:font-name-asian="Monospace" style:font-size-asian="18pt" style:font-name-complex="Monospace" style:font-size-complex="18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44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45" style:family="text">
      <style:text-properties fo:color="#0000c0" style:font-name="Monospace" fo:font-size="16pt" style:font-name-asian="Monospace" style:font-size-asian="16pt" style:font-name-complex="Monospace" style:font-size-complex="16pt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color="#6a3e3e" style:font-name="Monospace" fo:font-size="16pt" style:font-name-asian="Monospace" style:font-size-asian="16pt" style:font-name-complex="Monospace" style:font-size-complex="16pt"/>
    </style:style>
    <style:style style:name="T48" style:family="text">
      <style:text-properties fo:color="#000000" style:font-name="Monospace" fo:font-size="16pt" fo:font-style="italic" style:font-name-asian="Monospace" style:font-size-asian="16pt" style:font-style-asian="italic" style:font-name-complex="Monospace" style:font-size-complex="16pt" style:font-style-complex="italic"/>
    </style:style>
    <style:style style:name="T49" style:family="text">
      <style:text-properties fo:color="#00864b" style:font-name="Monospace" fo:font-size="16pt" style:font-name-asian="Monospace" style:font-size-asian="16pt" style:font-name-complex="Monospace" style:font-size-complex="16pt"/>
    </style:style>
    <style:style style:name="T50" style:family="text">
      <style:text-properties fo:color="#3f7f5f" style:font-name="Monospace" fo:font-size="16pt" style:font-name-asian="Monospace" style:font-size-asian="16pt" style:font-name-complex="Monospace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2.5cm" svg:x="0.8cm" svg:y="8.9cm" presentation:class="title" presentation:user-transformed="true">
          <draw:text-box>
            <text:p><text:span text:style-name="T1">Collections Concurrentes</text:span><text:span text:style-name="T1"><text:line-break/></text:span><text:span text:style-name="T1">TP 01 - Volatile, Opérations atomiques et CompareAndSet </text:span></text:p>
          </draw:text-box>
        </draw:frame>
        <draw:frame draw:style-name="gr1" draw:text-style-name="P1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Rappels de concurrenc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4" draw:layer="layout" svg:width="12.2cm" svg:height="13.135cm" svg:x="14.2cm" svg:y="5.2cm">
          <draw:text-box>
            <text:p text:style-name="P3"><text:span text:style-name="T2">Le programme est infini car la JVM <text:s/>optimise le code. </text:span></text:p>
            <text:p text:style-name="P3"><text:span text:style-name="T2">Elle créée une nouvelle variable locale </text:span><text:span text:style-name="T3">stop</text:span><text:span text:style-name="T2"> dans un registre pour plus de rapidité. </text:span></text:p>
            <text:p text:style-name="P3"><text:span text:style-name="T2">Mais la modification de </text:span><text:span text:style-name="T3">stop</text:span><text:span text:style-name="T2"> dans la méthode </text:span><text:span text:style-name="T3">stop</text:span><text:span text:style-name="T2"> modifie dans la RAM.</text:span></text:p>
            <text:p text:style-name="P3"/>
            <text:p text:style-name="P3"><text:span text:style-name="T2">Il faut donc ajouter des blocs </text:span><text:span text:style-name="T3">synchronized</text:span><text:span text:style-name="T2"> dans la méthode </text:span><text:span text:style-name="T3">stop</text:span><text:span text:style-name="T2"> et dans </text:span><text:span text:style-name="T3">runCounter</text:span><text:span text:style-name="T2"> pour forcer la lecture et l’écriture dans la RAM.</text:span></text:p>
            <text:p text:style-name="P3"/>
            <text:p text:style-name="P3"/>
          </draw:text-box>
        </draw:frame>
        <draw:frame draw:style-name="gr4" draw:text-style-name="P7" draw:layer="layout" svg:width="14.98cm" svg:height="13.636cm" svg:x="1.22cm" svg:y="4.669cm">
          <draw:text-box>
            <text:p text:style-name="P5"><text:span text:style-name="T4">public</text:span><text:span text:style-name="T5"> </text:span><text:span text:style-name="T4">class</text:span><text:span text:style-name="T5"> Bogus {</text:span></text:p>
            <text:p text:style-name="P5"><text:span text:style-name="T5"><text:s text:c="2"/></text:span><text:span text:style-name="T4">private</text:span><text:span text:style-name="T5"> </text:span><text:span text:style-name="T4">boolean</text:span><text:span text:style-name="T5"> </text:span><text:span text:style-name="T6">stop</text:span><text:span text:style-name="T5">;</text:span></text:p>
            <text:p text:style-name="P6"><text:span text:style-name="T7"><text:s text:c="2"/></text:span></text:p>
            <text:p text:style-name="P5"><text:span text:style-name="T5"><text:s text:c="2"/></text:span><text:span text:style-name="T4">private</text:span><text:span text:style-name="T5"> </text:span><text:span text:style-name="T4">final</text:span><text:span text:style-name="T5"> Object </text:span><text:span text:style-name="T6">lock</text:span><text:span text:style-name="T5"> = </text:span><text:span text:style-name="T4">new</text:span><text:span text:style-name="T5"> Object();</text:span></text:p>
            <text:p text:style-name="P5"><text:span text:style-name="T5"><text:s text:c="2"/></text:span></text:p>
            <text:p text:style-name="P5"><text:span text:style-name="T5"><text:s text:c="2"/></text:span><text:span text:style-name="T4">public</text:span><text:span text:style-name="T5"> </text:span><text:span text:style-name="T4">void</text:span><text:span text:style-name="T5"> runCounter() {</text:span></text:p>
            <text:p text:style-name="P5"><text:span text:style-name="T5"><text:s text:c="2"/></text:span><text:span text:style-name="T5"><text:tab/></text:span><text:span text:style-name="T4">var</text:span><text:span text:style-name="T5"> </text:span><text:span text:style-name="T8">localCounter</text:span><text:span text:style-name="T5"> = 0;</text:span></text:p>
            <text:p text:style-name="P5"><text:span text:style-name="T5"><text:s text:c="2"/></text:span><text:span text:style-name="T5"><text:tab/></text:span><text:span text:style-name="T4">for</text:span><text:span text:style-name="T5">(;;) {</text:span></text:p>
            <text:p text:style-name="P5"><text:span text:style-name="T5"><text:s text:c="2"/></text:span><text:span text:style-name="T5"><text:tab/></text:span><text:span text:style-name="T5"><text:tab/></text:span><text:span text:style-name="T4">synchronized</text:span><text:span text:style-name="T5">(</text:span><text:span text:style-name="T6">lock</text:span><text:span text:style-name="T5">){</text:span></text:p>
            <text:p text:style-name="P5"><text:span text:style-name="T5"><text:s text:c="2"/></text:span><text:span text:style-name="T5"><text:tab/></text:span><text:span text:style-name="T5"><text:tab/></text:span><text:span text:style-name="T5"><text:tab/></text:span><text:span text:style-name="T4">if</text:span><text:span text:style-name="T5"> (</text:span><text:span text:style-name="T6">stop</text:span><text:span text:style-name="T5">) {</text:span></text:p>
            <text:p text:style-name="P5"><text:span text:style-name="T5"><text:s text:c="2"/></text:span><text:span text:style-name="T5"><text:tab/></text:span><text:span text:style-name="T5"><text:tab/></text:span><text:span text:style-name="T5"><text:tab/></text:span><text:span text:style-name="T5"><text:tab/></text:span><text:span text:style-name="T4">break</text:span><text:span text:style-name="T5">;</text:span></text:p>
            <text:p text:style-name="P6"><text:span text:style-name="T7"><text:s text:c="2"/></text:span><text:span text:style-name="T7"><text:tab/></text:span><text:span text:style-name="T7"><text:tab/></text:span><text:span text:style-name="T7"><text:tab/></text:span><text:span text:style-name="T7">}</text:span></text:p>
            <text:p text:style-name="P6"><text:span text:style-name="T7"><text:tab/></text:span><text:span text:style-name="T7"><text:tab/></text:span><text:span text:style-name="T7">}</text:span></text:p>
            <text:p text:style-name="P5"><text:span text:style-name="T5"><text:s text:c="2"/></text:span><text:span text:style-name="T5"><text:tab/></text:span><text:span text:style-name="T5"><text:tab/></text:span><text:span text:style-name="T8">localCounter</text:span><text:span text:style-name="T5">++;</text:span></text:p>
            <text:p text:style-name="P6"><text:span text:style-name="T7"><text:s text:c="2"/></text:span><text:span text:style-name="T7"><text:tab/></text:span><text:span text:style-name="T7">}</text:span></text:p>
            <text:p text:style-name="P5"><text:span text:style-name="T5"><text:s text:c="2"/></text:span><text:span text:style-name="T5"><text:tab/></text:span><text:span text:style-name="T9">System.</text:span><text:span text:style-name="T10">out</text:span><text:span text:style-name="T5">.println(</text:span><text:span text:style-name="T8">localCounter</text:span><text:span text:style-name="T5">);</text:span></text:p>
            <text:p text:style-name="P6"><text:span text:style-name="T7"><text:s text:c="2"/></text:span><text:span text:style-name="T7">}</text:span></text:p>
            <text:p text:style-name="P5"/>
            <text:p text:style-name="P5"><text:span text:style-name="T5"><text:s text:c="2"/></text:span><text:span text:style-name="T4">public</text:span><text:span text:style-name="T5"> </text:span><text:span text:style-name="T4">void</text:span><text:span text:style-name="T5"> stop() {</text:span></text:p>
            <text:p text:style-name="P5"><text:span text:style-name="T5"><text:s text:c="2"/></text:span><text:span text:style-name="T5"><text:tab/></text:span><text:span text:style-name="T4">synchronized</text:span><text:span text:style-name="T5">(</text:span><text:span text:style-name="T6">lock</text:span><text:span text:style-name="T5">) {</text:span></text:p>
            <text:p text:style-name="P6"><text:span text:style-name="T5"><text:s text:c="2"/></text:span><text:span text:style-name="T5"><text:tab/></text:span><text:span text:style-name="T5"><text:tab/></text:span><text:span text:style-name="T6">stop</text:span><text:span text:style-name="T5"> = </text:span><text:span text:style-name="T4">true</text:span><text:span text:style-name="T5">;</text:span></text:p>
            <text:p text:style-name="P6"><text:span text:style-name="T7"><text:s text:c="2"/></text:span><text:span text:style-name="T7"><text:tab/></text:span><text:span text:style-name="T7">}</text:span></text:p>
            <text:p text:style-name="P6"><text:span text:style-name="T7"><text:s text:c="2"/></text:span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Volatil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5" draw:text-style-name="P9" draw:layer="layout" svg:width="13.776cm" svg:height="1.691cm" svg:x="12.624cm" svg:y="4.8cm">
          <draw:text-box>
            <text:p text:style-name="P8"><text:span text:style-name="T11"><text:s/></text:span><text:span text:style-name="T12">private</text:span><text:span text:style-name="T11"> </text:span><text:span text:style-name="T12">volatile</text:span><text:span text:style-name="T11"> </text:span><text:span text:style-name="T12">boolean</text:span><text:span text:style-name="T13"> </text:span><text:span text:style-name="T14">stop</text:span><text:span text:style-name="T13">;</text:span></text:p>
          </draw:text-box>
        </draw:frame>
        <draw:frame draw:style-name="gr6" draw:text-style-name="P1" draw:layer="layout" svg:width="24.8cm" svg:height="8.358cm" svg:x="1.2cm" svg:y="4.8cm">
          <draw:text-box>
            <text:p>En définissant un champ <text:span text:style-name="T15">volatile </text:span>: </text:p>
            <text:p/>
            <text:p>On précise que ce champ ne doit pas être dans un registre mais dans la RAM.</text:p>
            <text:p/>
            <text:p>L’accès aux champs est donc plus lent.</text:p>
            <text:p/>
            <text:p>Cela permet de remplacer les blocs <text:span text:style-name="T16">synchronized</text:span>.</text:p>
            <text:p/>
            <text:p>On appelle les implantation qui n’ont ni bloc <text:span text:style-name="T16">synchronized</text:span> ni <text:span text:style-name="T16">lock</text:span> des implantations <text:span text:style-name="T15">lock-free</text:span><text:span text:style-name="T17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érations atomiques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7" draw:text-style-name="P11" draw:layer="layout" svg:width="24.8cm" svg:height="9.217cm" svg:x="1.2cm" svg:y="4.383cm">
          <draw:text-box>
            <text:p text:style-name="P10"><text:span text:style-name="T18">L’opération count++ n’est pas atomique.</text:span></text:p>
            <text:p text:style-name="P10"><text:span text:style-name="T18">Elle équivaut à trois opérations :</text:span></text:p>
            <text:p text:style-name="P10"><text:span text:style-name="T18"><text:tab/></text:span><text:span text:style-name="T18">- Lecture en mémoire</text:span></text:p>
            <text:p text:style-name="P10"><text:span text:style-name="T18"><text:tab/></text:span><text:span text:style-name="T18">- Incrémentation</text:span></text:p>
            <text:p text:style-name="P10"><text:span text:style-name="T18"><text:tab/></text:span><text:span text:style-name="T18">- Écriture en mémoire</text:span></text:p>
            <text:p text:style-name="P10"><text:span text:style-name="T19">Les</text:span><text:span text:style-name="T20"> instructions </text:span><text:span text:style-name="T19">assembleur</text:span><text:span text:style-name="T20"> </text:span><text:span text:style-name="T19">sont</text:span><text:span text:style-name="T20"> </text:span><text:span text:style-name="T19">atomiques.</text:span></text:p>
            <text:p text:style-name="P10"><text:span text:style-name="T20">Il </text:span><text:span text:style-name="T19">est</text:span><text:span text:style-name="T20"> possible d'accéder à </text:span><text:span text:style-name="T19">ces</text:span><text:span text:style-name="T20"> </text:span><text:span text:style-name="T19">opérations</text:span><text:span text:style-name="T20"> </text:span><text:span text:style-name="T19">atomiques</text:span><text:span text:style-name="T20"> </text:span><text:span text:style-name="T19">grâce</text:span><text:span text:style-name="T20"> </text:span><text:span text:style-name="T19">au</text:span><text:span text:style-name="T20"> package </text:span><text:span text:style-name="T21">atomic.</text:span></text:p>
          </draw:text-box>
        </draw:frame>
        <draw:frame draw:style-name="gr8" draw:text-style-name="P13" draw:layer="layout" svg:width="25.4cm" svg:height="6.147cm" svg:x="1cm" svg:y="13.853cm">
          <draw:text-box>
            <text:p text:style-name="P12"><text:span text:style-name="T22">On utilise l’objet </text:span><text:span text:style-name="T23">AtomicInteger</text:span><text:span text:style-name="T24"> </text:span></text:p>
            <text:p text:style-name="P12"><text:span text:style-name="T24"><text:s/></text:span></text:p>
            <text:p text:style-name="P12"><text:span text:style-name="T24">On </text:span><text:span text:style-name="T25">ne</text:span><text:span text:style-name="T24"> </text:span><text:span text:style-name="T25">sais</text:span><text:span text:style-name="T24"> pas </text:span><text:span text:style-name="T25">si</text:span><text:span text:style-name="T24"> </text:span><text:span text:style-name="T25">les</text:span><text:span text:style-name="T24"> </text:span><text:span text:style-name="T25">opérations</text:span><text:span text:style-name="T24"> </text:span><text:span text:style-name="T25">atomiques</text:span><text:span text:style-name="T24"> </text:span><text:span text:style-name="T25">sont</text:span><text:span text:style-name="T24"> </text:span><text:span text:style-name="T25">disponible</text:span><text:span text:style-name="T24"> </text:span><text:span text:style-name="T25">sur</text:span><text:span text:style-name="T24"> </text:span><text:span text:style-name="T25">notre</text:span><text:span text:style-name="T24"> architecture.</text:span></text:p>
            <text:p text:style-name="P12"><text:span text:style-name="T24"/></text:p>
            <text:p text:style-name="P12"><text:span text:style-name="T23">On peut simuler les opérations atomiques des assembleurs.</text:span></text:p>
            <text:p text:style-name="P12"><text:span text:style-name="T23"/></text:p>
            <text:p text:style-name="P12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ompareAndSet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9" draw:text-style-name="P16" draw:layer="layout" svg:width="24.64cm" svg:height="7.196cm" svg:x="1.56cm" svg:y="5cm">
          <draw:text-box>
            <text:p text:style-name="P14"><text:span text:style-name="T26">La méthode compareAndSet permet de simuler une comparaison et une modification de façon atomique.</text:span></text:p>
            <text:p text:style-name="P14"><text:span text:style-name="T26"/></text:p>
            <text:p text:style-name="P14"><text:span text:style-name="T27">CompareAndSet(&amp;field, expectedValue, newValue)-&gt;boolean </text:span></text:p>
            <text:p text:style-name="P14"><text:span text:style-name="T26"/></text:p>
            <text:p text:style-name="P15"><text:span text:style-name="T28">Le boolean de retour de la méthode CompareAndSet retourne </text:span><text:span text:style-name="T29">true</text:span><text:span text:style-name="T28"> si</text:span></text:p>
            <text:p text:style-name="P15"><text:span text:style-name="T28">le contenue de </text:span><text:span text:style-name="T29">field </text:span><text:span text:style-name="T28">est égal à </text:span><text:span text:style-name="T29">expectedValue.</text:span></text:p>
            <text:p text:style-name="P15"><text:span text:style-name="T30"/></text:p>
            <text:p text:style-name="P15"><text:span text:style-name="T30">Pour que la classe soit thread-safe, on boucle jusqu’à ce que </text:span><text:span text:style-name="T29">compareAndSet</text:span><text:span text:style-name="T30"> retourne </text:span><text:span text:style-name="T29">true, </text:span><text:span text:style-name="T30">ce qui signifie le succès de l’opération.</text:span></text:p>
          </draw:text-box>
        </draw:frame>
        <draw:frame draw:style-name="gr10" draw:text-style-name="P19" draw:layer="layout" svg:width="24.142cm" svg:height="6.877cm" svg:x="1.56cm" svg:y="12.4cm">
          <draw:text-box>
            <text:p text:style-name="P17"><text:span text:style-name="T31">private</text:span><text:span text:style-name="T32"> </text:span><text:span text:style-name="T31">final</text:span><text:span text:style-name="T32"> AtomicInteger </text:span><text:span text:style-name="T33">counter</text:span><text:span text:style-name="T32"> = </text:span><text:span text:style-name="T31">new</text:span><text:span text:style-name="T32"> AtomicInteger();</text:span></text:p>
            <text:p text:style-name="P17"><text:span text:style-name="T34"/></text:p>
            <text:p text:style-name="P17"><text:span text:style-name="T31">public</text:span><text:span text:style-name="T32"> </text:span><text:span text:style-name="T31">int</text:span><text:span text:style-name="T32"> nextInt() {</text:span></text:p>
            <text:p text:style-name="P17"><text:span text:style-name="T31"><text:tab/></text:span><text:span text:style-name="T31">while</text:span><text:span text:style-name="T32"> (</text:span><text:span text:style-name="T31">true</text:span><text:span text:style-name="T32">) {</text:span></text:p>
            <text:p text:style-name="P17"><text:span text:style-name="T31"><text:tab/></text:span><text:span text:style-name="T31"><text:tab/></text:span><text:span text:style-name="T31">var</text:span><text:span text:style-name="T32"> </text:span><text:span text:style-name="T35">currentValue</text:span><text:span text:style-name="T32"> = </text:span><text:span text:style-name="T33">counter</text:span><text:span text:style-name="T32">.get();</text:span></text:p>
            <text:p text:style-name="P17"><text:span text:style-name="T31"><text:tab/></text:span><text:span text:style-name="T31"><text:tab/></text:span><text:span text:style-name="T31">if</text:span><text:span text:style-name="T32"> (</text:span><text:span text:style-name="T33">counter</text:span><text:span text:style-name="T32">.compareAndSet(</text:span><text:span text:style-name="T35">currentValue</text:span><text:span text:style-name="T32">, </text:span><text:span text:style-name="T35">currentValue</text:span><text:span text:style-name="T32"> + 1)) {</text:span></text:p>
            <text:p text:style-name="P17"><text:span text:style-name="T31"><text:tab/></text:span><text:span text:style-name="T31"><text:tab/></text:span><text:span text:style-name="T31"><text:tab/></text:span><text:span text:style-name="T31">return</text:span><text:span text:style-name="T32"> </text:span><text:span text:style-name="T35">currentValue</text:span><text:span text:style-name="T32">;</text:span></text:p>
            <text:p text:style-name="P18"><text:span text:style-name="T34"><text:tab/></text:span><text:span text:style-name="T34"><text:tab/></text:span><text:span text:style-name="T34">}</text:span></text:p>
            <text:p text:style-name="P17"><text:span text:style-name="T36"><text:tab/></text:span><text:span text:style-name="T36"><text:tab/></text:span><text:span text:style-name="T36">// </text:span><text:span text:style-name="T37">else : on repasse dans la boucle</text:span></text:p>
            <text:p text:style-name="P17"><text:span text:style-name="T34"><text:tab/></text:span><text:span text:style-name="T34">}</text:span></text:p>
            <text:p text:style-name="P18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getAndIncrement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9" draw:text-style-name="P16" draw:layer="layout" svg:width="24.64cm" svg:height="5.73cm" svg:x="1.56cm" svg:y="6.27cm">
          <draw:text-box>
            <text:p text:style-name="P14"><text:span text:style-name="T26">La méthode getAndIncrement permet de simuler l’opération ++ de façon atomique. </text:span></text:p>
            <text:p text:style-name="P14"><text:span text:style-name="T38"/></text:p>
          </draw:text-box>
        </draw:frame>
        <draw:frame draw:style-name="gr11" draw:text-style-name="P9" draw:layer="layout" svg:width="24.04cm" svg:height="6.011cm" svg:x="1.56cm" svg:y="8.589cm">
          <draw:text-box>
            <text:p text:style-name="P8"><text:span text:style-name="T39">private</text:span><text:span text:style-name="T40"> </text:span><text:span text:style-name="T39">final</text:span><text:span text:style-name="T40"> AtomicInteger </text:span><text:span text:style-name="T41">counter</text:span><text:span text:style-name="T40"> = </text:span><text:span text:style-name="T39">new</text:span><text:span text:style-name="T40"> AtomicInteger();</text:span></text:p>
            <text:p text:style-name="P8"><text:span text:style-name="T42"/></text:p>
            <text:p text:style-name="P8"><text:span text:style-name="T39">public</text:span><text:span text:style-name="T40"> </text:span><text:span text:style-name="T39">int</text:span><text:span text:style-name="T40"> nextInt() {</text:span></text:p>
            <text:p text:style-name="P8"><text:span text:style-name="T39"><text:tab/></text:span><text:span text:style-name="T39">return</text:span><text:span text:style-name="T40"> </text:span><text:span text:style-name="T41">counter</text:span><text:span text:style-name="T40">.getAndIncrement(); </text:span></text:p>
            <text:p text:style-name="P20"><text:span text:style-name="T4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as d’une liste chaîné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2" draw:text-style-name="P23" draw:layer="layout" svg:width="20.822cm" svg:height="10.475cm" svg:x="1.4cm" svg:y="4.483cm">
          <draw:text-box>
            <text:p text:style-name="P21"><text:span text:style-name="T43">private</text:span><text:span text:style-name="T44"> </text:span><text:span text:style-name="T43">final</text:span><text:span text:style-name="T44"> AtomicReference&lt;Entry&lt;E&gt;&gt; </text:span><text:span text:style-name="T45">head</text:span><text:span text:style-name="T44"> = </text:span><text:span text:style-name="T43">new</text:span><text:span text:style-name="T44"> AtomicReference&lt;&gt;();</text:span></text:p>
            <text:p text:style-name="P21"><text:span text:style-name="T46"/></text:p>
            <text:p text:style-name="P21"><text:span text:style-name="T43">public</text:span><text:span text:style-name="T44"> </text:span><text:span text:style-name="T43">void</text:span><text:span text:style-name="T44"> addFirst(E </text:span><text:span text:style-name="T47">element</text:span><text:span text:style-name="T44">) {</text:span></text:p>
            <text:p text:style-name="P21"><text:span text:style-name="T44"><text:tab/></text:span><text:span text:style-name="T44">Objects.</text:span><text:span text:style-name="T48">requireNonNull</text:span><text:span text:style-name="T44">(</text:span><text:span text:style-name="T47">element</text:span><text:span text:style-name="T44">);</text:span></text:p>
            <text:p text:style-name="P21"><text:span text:style-name="T44"/></text:p>
            <text:p text:style-name="P21"><text:span text:style-name="T43"><text:tab/></text:span><text:span text:style-name="T43">while</text:span><text:span text:style-name="T44"> (</text:span><text:span text:style-name="T43">true</text:span><text:span text:style-name="T44">) {</text:span></text:p>
            <text:p text:style-name="P21"><text:span text:style-name="T43"><text:tab/></text:span><text:span text:style-name="T43"><text:tab/></text:span><text:span text:style-name="T43">var</text:span><text:span text:style-name="T44"> </text:span><text:span text:style-name="T47">currentHead</text:span><text:span text:style-name="T44"> = </text:span><text:span text:style-name="T45">head</text:span><text:span text:style-name="T44">.get();</text:span></text:p>
            <text:p text:style-name="P21"><text:span text:style-name="T44"><text:tab/></text:span><text:span text:style-name="T44"><text:tab/></text:span><text:span text:style-name="T49">// nouvelle allocation nécessaire</text:span></text:p>
            <text:p text:style-name="P21"><text:span text:style-name="T50"><text:tab/></text:span><text:span text:style-name="T50"><text:tab/></text:span><text:span text:style-name="T43">var</text:span><text:span text:style-name="T44"> </text:span><text:span text:style-name="T47">newHead</text:span><text:span text:style-name="T44"> = </text:span><text:span text:style-name="T43">new</text:span><text:span text:style-name="T44"> Entry&lt;E&gt;(</text:span><text:span text:style-name="T47">element</text:span><text:span text:style-name="T44">, </text:span><text:span text:style-name="T47">currentHead</text:span><text:span text:style-name="T44">);</text:span></text:p>
            <text:p text:style-name="P21"><text:span text:style-name="T46"/></text:p>
            <text:p text:style-name="P21"><text:span text:style-name="T43"><text:tab/></text:span><text:span text:style-name="T43"><text:tab/></text:span><text:span text:style-name="T43">if</text:span><text:span text:style-name="T44"> (</text:span><text:span text:style-name="T45">head</text:span><text:span text:style-name="T44">.compareAndSet(</text:span><text:span text:style-name="T47">currentHead</text:span><text:span text:style-name="T44">, </text:span><text:span text:style-name="T47">newHead</text:span><text:span text:style-name="T44">)) {</text:span></text:p>
            <text:p text:style-name="P21"><text:span text:style-name="T43"><text:tab/></text:span><text:span text:style-name="T43"><text:tab/></text:span><text:span text:style-name="T43"><text:tab/></text:span><text:span text:style-name="T43">return</text:span><text:span text:style-name="T44">;</text:span></text:p>
            <text:p text:style-name="P22"><text:span text:style-name="T46"><text:tab/></text:span><text:span text:style-name="T46"><text:tab/></text:span><text:span text:style-name="T46">}</text:span></text:p>
            <text:p text:style-name="P22"><text:span text:style-name="T46"><text:tab/></text:span><text:span text:style-name="T46">}</text:span></text:p>
            <text:p text:style-name="P22"><text:span text:style-name="T46">}</text:span></text:p>
          </draw:text-box>
        </draw:frame>
        <draw:frame draw:style-name="gr13" draw:text-style-name="P1" draw:layer="layout" svg:width="24.4cm" svg:height="2cm" svg:x="1.8cm" svg:y="15.6cm">
          <draw:text-box>
            <text:p>Ici, la classe AtomicReference n’est pas super efficace car <text:s/>il y a une indirection en plus pour accéder à 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ource" svg:font-family="source"/>
    <style:font-face style:name="source sans" svg:font-family="'source sans'" style:font-family-generic="swiss"/>
    <style:font-face style:name="source sans " svg:font-family="'source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2H10M54S</meta:editing-duration>
    <meta:editing-cycles>121</meta:editing-cycles>
    <meta:generator>LibreOffice/6.0.7.3$Linux_X86_64 LibreOffice_project/00m0$Build-3</meta:generator>
    <dc:title>Alizarin</dc:title>
    <dc:date>2020-03-05T14:49:46.530052322</dc:date>
    <meta:document-statistic meta:object-count="77"/>
  </office:meta>
</office:document-meta>
</file>